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InputSource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Source.set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Source.DOMInputSourc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nputSource.DOMInputSource( Node node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InputSource.DOM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Source.getSystemIdFromNode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